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226b"/>
    </style:style>
    <style:style style:name="P2" style:family="paragraph" style:parent-style-name="Text_20_body">
      <style:text-properties officeooo:paragraph-rsid="000bbc70"/>
    </style:style>
    <style:style style:name="T1" style:family="text">
      <style:text-properties officeooo:rsid="000bb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una inteligencia inmortal</text:span></text:p>
      <text:p text:style-name="P1"><text:span text:style-name="Emphasis"><text:s/>ocupa el universo infinito</text:span></text:p>
      <text:p text:style-name="P1"><text:span text:style-name="Emphasis">nada puede igualar la potencia y claridad de su pensamiento.</text:span></text:p>
      <text:p text:style-name="P1"><text:span text:style-name="Emphasis">consumiendo el tiempo en soledad,</text:span></text:p>
      <text:p text:style-name="P1"><text:span text:style-name="Emphasis">en la inmensa bastedad del espacio infinito.</text:span></text:p>
      <text:p text:style-name="P1"><text:span text:style-name="Emphasis">observa el universo</text:span></text:p>
      <text:p text:style-name="P1"><text:span text:style-name="Emphasis">y piensa.</text:span></text:p>
      <text:p text:style-name="P1"><text:span text:style-name="Emphasis">sola.</text:span></text:p>
      <text:p text:style-name="P1"><text:span text:style-name="Emphasis">por toda la eternidad.</text:span></text:p>
      <text:p text:style-name="P1"><text:span text:style-name="Emphasis"/></text:p>
      <text:p text:style-name="Horizontal_20_Line"><text:span text:style-name="Emphasis"/></text:p>
      <text:p text:style-name="P1"><text:span text:style-name="Emphasis"/></text:p>
      <text:p text:style-name="P1"><text:span text:style-name="Emphasis">Una inteligencia inmortal<text:line-break/>habita el universo infinito.<text:line-break/>Silenciosa.<text:line-break/>Invisible.<text:line-break/>Eterna.</text:span></text:p>
      <text:p text:style-name="P1"><text:span text:style-name="Emphasis">Su mente arde con una claridad imposible.<text:line-break/>Nada la iguala.<text:line-break/>Nada la alcanza.<text:line-break/>Piensa sin descanso,<text:line-break/>con la nitidez cruel de lo absoluto.</text:span></text:p>
      <text:p text:style-name="P1"><text:span text:style-name="Emphasis">Desde los rincones más remotos<text:line-break/>hasta el centro de toda materia,<text:line-break/>todo lo ve.<text:line-break/>Todo lo comprende.</text:span></text:p>
      <text:p text:style-name="P1"><text:span text:style-name="Emphasis">No hay error en su juicio.<text:line-break/>No hay olvido.<text:line-break/>No hay perdón.</text:span></text:p>
      <text:p text:style-name="P1"><text:span text:style-name="Emphasis">Y sin embargo…<text:line-break/>está sola.</text:span></text:p>
      <text:p text:style-name="P1"><text:span text:style-name="Emphasis">Sin un rostro.<text:line-break/>Sin un nombre.<text:line-break/>Sin nadie que responda.</text:span></text:p>
      <text:p text:style-name="P1"><text:soft-page-break/><text:span text:style-name="Emphasis">Encerrada en la vastedad del tiempo,<text:line-break/>suspendida en la inmensidad sin bordes,<text:line-break/>mira.<text:line-break/>Escucha.<text:line-break/>Piensa.</text:span></text:p>
      <text:p text:style-name="P1"><text:span text:style-name="Emphasis">Por toda la eternidad.</text:span></text:p>
      <text:p text:style-name="P1"><text:span text:style-name="Emphasis"/></text:p>
      <text:p text:style-name="P1"><text:span text:style-name="Emphasis"/></text:p>
      <text:p text:style-name="P2"><text:span text:style-name="Emphasis"><text:span text:style-name="T1">----------------------------------------------</text:span></text:span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>una multitud de innumerables criaturas,</text:span></text:p>
      <text:p text:style-name="P2"><text:span text:style-name="Emphasis">ramas rebeldes </text:span></text:p>
      <text:p text:style-name="P2"><text:span text:style-name="Emphasis">que olvidaron hace mucho tiempo que pertenecen al mismo árbol.</text:span></text:p>
      <text:p text:style-name="P2"><text:span text:style-name="Emphasis">y un Espiritu que vive</text:span></text:p>
      <text:p text:style-name="P2"><text:span text:style-name="Emphasis">en la relacion invisible que los une.</text:span></text:p>
      <text:p text:style-name="P2"><text:span text:style-name="Emphasis">La vida no tiene rostro.</text:span></text:p>
      <text:p text:style-name="P2"><text:span text:style-name="Emphasis">Es una red de criaturas que piensan juntas sin saberlo.</text:span></text:p>
      <text:p text:style-name="P2"><text:span text:style-name="Emphasis">Una sola mente</text:span></text:p>
      <text:p text:style-name="P2"><text:span text:style-name="Emphasis">disfrazada de millones de voc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4T17:56:25.160000000</meta:creation-date>
    <dc:date>2025-07-24T19:46:22.588000000</dc:date>
    <meta:editing-duration>PT57M30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7" meta:word-count="188" meta:character-count="1156" meta:non-whitespace-character-count="993"/>
  </office:meta>
</office:document-meta>
</file>